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a77a" officeooo:paragraph-rsid="000fa77a"/>
    </style:style>
    <style:style style:name="P2" style:family="paragraph" style:parent-style-name="Standard">
      <style:text-properties officeooo:rsid="000fa77a" officeooo:paragraph-rsid="0016a132"/>
    </style:style>
    <style:style style:name="P3" style:family="paragraph" style:parent-style-name="Standard">
      <style:text-properties officeooo:rsid="001574b6" officeooo:paragraph-rsid="001574b6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paragraph-rsid="0016a132"/>
    </style:style>
    <style:style style:name="P5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0fa77a" officeooo:paragraph-rsid="0016a132"/>
    </style:style>
    <style:style style:name="T1" style:family="text">
      <style:text-properties officeooo:rsid="000fa7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74b6"/>
    </style:style>
    <style:style style:name="T5" style:family="text">
      <style:text-properties officeooo:rsid="00159ce0"/>
    </style:style>
    <style:style style:name="T6" style:family="text">
      <style:text-properties officeooo:rsid="0016a132"/>
    </style:style>
    <style:style style:name="T7" style:family="text">
      <style:text-properties officeooo:rsid="00176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<text:span text:style-name="T7">Runs on rexter</text:span></text:p>
      <text:p text:style-name="P1"/>
      <text:p text:style-name="P1">For input array <text:tab/>arr db <text:span text:style-name="T5">127</text:span>,0,75H,29H,20H</text:p>
      <text:p text:style-name="P1"/>
      <text:p text:style-name="P1">;===================== Output ======================</text:p>
      <text:p text:style-name="P1">;</text:p>
      <text:p text:style-name="P1">;The no. of positive numbers in array are : 5</text:p>
      <text:p text:style-name="P1">;The no. of negative numbers in array are : 0</text:p>
      <text:p text:style-name="P1">;</text:p>
      <text:p text:style-name="P1">;===================================================</text:p>
      <text:p text:style-name="P1"/>
      <text:p text:style-name="P1">For input array <text:tab/>arr db 266,0,75H,29H,20H</text:p>
      <text:p text:style-name="P1">if the <text:span text:style-name="T3">input</text:span> array is 266</text:p>
      <text:p text:style-name="P1">assignment1.asm:18: warning: byte data exceeds bounds</text:p>
      <text:p text:style-name="P4"><text:span text:style-name="T4"><text:line-break/>For input array <text:tab/>arr db 10,0,75H,29H,20H</text:span><text:bookmark text:name="Result"/></text:p>
      <text:p text:style-name="P2">;</text:p>
      <text:p text:style-name="P2">;The no. of positive numbers in array are : <text:span text:style-name="T6">3</text:span></text:p>
      <text:p text:style-name="P2">;The no. of negative numbers in array are : <text:span text:style-name="T6">2</text:span></text:p>
      <text:p text:style-name="P5">;</text:p>
      <text:p text:style-name="P3">;=&gt; This code is to find number of positive and negative elements in an array of 5 numbers</text:p>
      <text:p text:style-name="P3">;<text:tab/>and display both the counters</text:p>
      <text:p text:style-name="P3">;Range of positibe numbers is from 0 to 127 and beyound that 2's complement representation</text:p>
      <text:p text:style-name="P3">;Runs on rexter</text:p>
      <text:p text:style-name="P3">%macro display 2</text:p>
      <text:p text:style-name="P3"><text:tab/>mov rax,1</text:p>
      <text:p text:style-name="P3"><text:tab/>mov rdi,1</text:p>
      <text:p text:style-name="P3"><text:tab/>mov rsi,%1</text:p>
      <text:p text:style-name="P3"><text:tab/>mov rdx,%2</text:p>
      <text:p text:style-name="P3"><text:tab/>syscall</text:p>
      <text:p text:style-name="P3">%endm</text:p>
      <text:p text:style-name="P3"/>
      <text:p text:style-name="P3">section .data</text:p>
      <text:p text:style-name="P3"><text:tab/>msg1 db "The no. of positive numbers in array are : "</text:p>
      <text:p text:style-name="P3"><text:tab/>msg1len equ $-msg1</text:p>
      <text:p text:style-name="P3"><text:tab/>msg2 db 0AH,"The no. of negative numbers in array are : "</text:p>
      <text:p text:style-name="P3"><text:tab/>msg2len equ $-msg2</text:p>
      <text:p text:style-name="P3"><text:tab/>msg3 db 0AH,0AH</text:p>
      <text:p text:style-name="P3"><text:tab/>msg3len equ $-msg3</text:p>
      <text:p text:style-name="P3"><text:tab/>arr db 250,0,75H,29H,20H</text:p>
      <text:p text:style-name="P3"/>
      <text:p text:style-name="P3">section .bss</text:p>
      <text:p text:style-name="P3"><text:tab/>neg:resb 1</text:p>
      <text:p text:style-name="P3"><text:tab/>pos:resb 1</text:p>
      <text:p text:style-name="P3"><text:tab/>;array:resb 15</text:p>
      <text:p text:style-name="P3">section .text</text:p>
      <text:p text:style-name="P3">global _start</text:p>
      <text:p text:style-name="P3">_start:</text:p>
      <text:p text:style-name="P3"><text:soft-page-break/></text:p>
      <text:p text:style-name="P3"><text:tab/>mov cl,05</text:p>
      <text:p text:style-name="P3"><text:tab/>mov esi,arr</text:p>
      <text:p text:style-name="P3"><text:tab/>mov bx,0<text:tab/>;making bl and bh 0</text:p>
      <text:p text:style-name="P3"/>
      <text:p text:style-name="P3">again:</text:p>
      <text:p text:style-name="P3"><text:tab/>mov al,byte[esi]</text:p>
      <text:p text:style-name="P3"><text:tab/>add al,00<text:tab/>;Without this line ans is 5,0</text:p>
      <text:p text:style-name="P3"><text:tab/>js negative</text:p>
      <text:p text:style-name="P3"><text:tab/>inc bh<text:tab/><text:tab/>;sign bit is set thus positive counter is incremented</text:p>
      <text:p text:style-name="P3"><text:tab/>jmp positive</text:p>
      <text:p text:style-name="P3">negative:</text:p>
      <text:p text:style-name="P3"><text:tab/>inc bl<text:tab/><text:tab/>;counter for negative numbers</text:p>
      <text:p text:style-name="P3">positive:</text:p>
      <text:p text:style-name="P3"><text:tab/>inc esi</text:p>
      <text:p text:style-name="P3"/>
      <text:p text:style-name="P3"><text:tab/>dec cl</text:p>
      <text:p text:style-name="P3"><text:tab/>jnz again</text:p>
      <text:p text:style-name="P3">;loop ends</text:p>
      <text:p text:style-name="P3"><text:tab/>;Packing</text:p>
      <text:p text:style-name="P3"><text:tab/>add bl,30H</text:p>
      <text:p text:style-name="P3"><text:tab/>add bh,30H</text:p>
      <text:p text:style-name="P3"><text:tab/></text:p>
      <text:p text:style-name="P3"><text:tab/>mov byte[pos],bh</text:p>
      <text:p text:style-name="P3"><text:tab/>mov byte[neg],bl</text:p>
      <text:p text:style-name="P3"/>
      <text:p text:style-name="P3"><text:tab/>display msg3,msg3len</text:p>
      <text:p text:style-name="P3"><text:tab/>display msg1,msg1len</text:p>
      <text:p text:style-name="P3"><text:tab/>display pos,1</text:p>
      <text:p text:style-name="P3"><text:tab/>display msg2,msg2len</text:p>
      <text:p text:style-name="P3"><text:tab/>display neg,1</text:p>
      <text:p text:style-name="P3"><text:tab/>display msg3,msg3len</text:p>
      <text:p text:style-name="P3"/>
      <text:p text:style-name="P3">;Syscall</text:p>
      <text:p text:style-name="P3"><text:tab/>mov rax,60</text:p>
      <text:p text:style-name="P3"><text:tab/>mov rdx,0</text:p>
      <text:p text:style-name="P3"><text:tab/>syscal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05.126482911</meta:creation-date>
    <dc:date>2017-03-24T14:57:18.046845663</dc:date>
    <meta:editing-duration>PT12M59S</meta:editing-duration>
    <meta:editing-cycles>7</meta:editing-cycles>
    <meta:generator>LibreOffice/5.1.3.2$Linux_X86_64 LibreOffice_project/10$Build-2</meta:generator>
    <meta:document-statistic meta:table-count="0" meta:image-count="0" meta:object-count="0" meta:page-count="2" meta:paragraph-count="74" meta:word-count="270" meta:character-count="1613" meta:non-whitespace-character-count="1368"/>
  </office:meta>
</office:document-meta>
</file>